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A0000027BF5E10CB3.png" manifest:media-type="image/png"/>
  <manifest:file-entry manifest:full-path="Pictures/10000001000004B800000271CC7136C8.png" manifest:media-type="image/png"/>
  <manifest:file-entry manifest:full-path="Pictures/10000001000004B800000223872265C6.png" manifest:media-type="image/png"/>
  <manifest:file-entry manifest:full-path="Pictures/10000001000005000000026F7CD4E494.png" manifest:media-type="image/png"/>
  <manifest:file-entry manifest:full-path="Pictures/10000001000004EA00000259FE771DD3.png" manifest:media-type="image/png"/>
  <manifest:file-entry manifest:full-path="Pictures/1000000100000528000002680A4CB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1" text:anchor-type="char" svg:x="0cm" svg:y="0.226cm" svg:width="17.59cm" svg:height="8.878cm" draw:z-index="0"><draw:image xlink:href="Pictures/10000001000004EA0000027BF5E10CB3.png" xlink:type="simple" xlink:show="embed" xlink:actuate="onLoad" draw:mime-type="image/png"/></draw:frame></text:p>
      <text:p text:style-name="Standard"><draw:frame draw:style-name="fr2" draw:name="Imagen2" text:anchor-type="char" svg:x="0cm" svg:y="0.374cm" svg:width="17.59cm" svg:height="9.1cm" draw:z-index="1"><draw:image xlink:href="Pictures/10000001000004B800000271CC7136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x="0cm" svg:y="0.303cm" svg:width="17.59cm" svg:height="7.964cm" draw:z-index="2"><draw:image xlink:href="Pictures/10000001000004B800000223872265C6.png" xlink:type="simple" xlink:show="embed" xlink:actuate="onLoad" draw:mime-type="image/png"/></draw:frame><text:soft-page-break/></text:p>
      <text:p text:style-name="Standard"><draw:frame draw:style-name="fr2" draw:name="Imagen4" text:anchor-type="char" svg:x="0cm" svg:y="0.205cm" svg:width="17.59cm" svg:height="8.401cm" draw:z-index="3"><draw:image xlink:href="Pictures/10000001000004EA00000259FE771D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0cm" svg:y="-0.042cm" svg:width="17.59cm" svg:height="8.207cm" draw:z-index="4"><draw:image xlink:href="Pictures/1000000100000528000002680A4CBBF2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n6" text:anchor-type="char" svg:width="17.59cm" svg:height="8.56cm" draw:z-index="5"><draw:image xlink:href="Pictures/10000001000005000000026F7CD4E4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3:49:20.283000000</meta:creation-date>
    <dc:date>2024-10-29T23:53:37.982000000</dc:date>
    <meta:editing-duration>PT4M18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